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0" style:family="paragraph" style:parent-style-name="Text_20_body" style:list-style-name="L8">
      <style:paragraph-properties fo:line-height="150%"/>
      <style:text-properties style:font-name="Arial" style:font-name-asian="Arial"/>
    </style:style>
    <style:style style:name="P1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22" style:family="paragraph" style:parent-style-name="Table_20_Contents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style:language-asian="ja" style:country-asian="JP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>---------------------------------------------------------------------------</text:p>
      <text:p text:style-name="P7">res free# JVEMV6 37#12.2_1 / 44. currency / 12. programming / 2. news articles / 20191220_123144</text:p>
      <text:p text:style-name="P7"/>
      <text:p text:style-name="P3">[do] <text:span text:style-name="T1">#_ </text:span></text:p>
      <text:list xml:id="list4661969485765824486" text:style-name="L1">
        <text:list-item>
          <text:p text:style-name="P11">REVIEW</text:p>
        </text:list-item>
        <text:list-item>
          <text:p text:style-name="P11">TASK-1 : start</text:p>
          <text:list>
            <text:list-item>
              <text:list>
                <text:list-item>
                  <text:p text:style-name="P11">C:\WORKS_2\WS\Eclipse_Luna\Cake_IFM11</text:p>
                </text:list-item>
              </text:list>
            </text:list-item>
            <text:list-item>
              <text:p text:style-name="P11">T-1.1</text:p>
              <text:list>
                <text:list-item>
                  <text:p text:style-name="P11">DUP : ImagesController.php</text:p>
                  <text:list>
                    <text:list-item>
                      <text:p text:style-name="P11">==&gt; ArticlesController.php</text:p>
                    </text:list-item>
                  </text:list>
                </text:list-item>
                <text:list-item>
                  <text:p text:style-name="P11">change : class name in the file</text:p>
                </text:list-item>
                <text:list-item>
                  <text:p text:style-name="P11">delete → unused functions </text:p>
                </text:list-item>
                <text:list-item>
                  <text:p text:style-name="P11">func : index ==&gt; delete content</text:p>
                </text:list-item>
                <text:list-item>
                  <text:p text:style-name="P11">TEST : access</text:p>
                  <text:list>
                    <text:list-item>
                      <text:p text:style-name="P11">==&gt; “Error: The view for ArticlesController::index() was not found.”</text:p>
                    </text:list-item>
                    <text:list-item>
                      <text:p text:style-name="P11">==&gt; OK</text:p>
                    </text:list-item>
                  </text:list>
                </text:list-item>
              </text:list>
            </text:list-item>
            <text:list-item>
              <text:p text:style-name="P11">T-1.2 : views</text:p>
              <text:list>
                <text:list-item>
                  <text:p text:style-name="P11">DUP : C:\WORKS_2\WS\Eclipse_Luna\Cake_IFM11\app\View\Images</text:p>
                  <text:list>
                    <text:list-item>
                      <text:p text:style-name="P11">==&gt; C:\WORKS_2\WS\Eclipse_Luna\Cake_IFM11\app\View\Articles</text:p>
                    </text:list-item>
                  </text:list>
                </text:list-item>
                <text:list-item>
                  <text:p text:style-name="P11">delete : index.ctp ==&gt; oth<text:span text:style-name="T4">ers</text:span></text:p>
                </text:list-item>
                <text:list-item>
                  <text:p text:style-name="P18">index.ctp</text:p>
                  <text:list>
                    <text:list-item>
                      <text:p text:style-name="P18">delete lines </text:p>
                    </text:list-item>
                  </text:list>
                </text:list-item>
                <text:list-item>
                  <text:p text:style-name="P18">TEST : access</text:p>
                  <text:list>
                    <text:list-item>
                      <text:p text:style-name="P1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<text:soft-page-break/>TASK-2 : html ::[20191220_124512</text:p>
          <text:list>
            <text:list-item>
              <text:p text:style-name="P18">T-2.1 </text:p>
              <text:list>
                <text:list-item>
                  <text:p text:style-name="P18">“$html = file_get_html($url);”</text:p>
                </text:list-item>
                <text:list-item>
                  <text:p text:style-name="P18">TEST ==&gt; OK</text:p>
                </text:list-item>
              </text:list>
            </text:list-item>
            <text:list-item>
              <text:p text:style-name="P18">T-2.2</text:p>
              <text:list>
                <text:list-item>
                  <text:p text:style-name="P18">“$lo_As = $html-&gt;find('a');”</text:p>
                  <text:list>
                    <text:list-item>
                      <text:p text:style-name="P18">==&gt; OK : 'count(lo_As) =&gt; 339'</text:p>
                    </text:list-item>
                  </text:list>
                </text:list-item>
              </text:list>
            </text:list-item>
            <text:list-item>
              <text:p text:style-name="P18">T-2.3</text:p>
              <text:list>
                <text:list-item>
                  <text:p text:style-name="P18">step : 3 : 2.2<text:tab/><text:tab/><text:tab/> * <text:tab/><text:tab/>href ==&gt; starts with "/articles"</text:p>
                </text:list-item>
                <text:list-item>
                  <text:p text:style-name="P18">==&gt; OK</text:p>
                </text:list-item>
              </text:list>
            </text:list-item>
          </text:list>
        </text:list-item>
        <text:list-item>
          <text:p text:style-name="P18">TASK-3 : for-loop ==&gt; to a function <text:s/>::[20191220_133042</text:p>
          <text:list>
            <text:list-item>
              <text:p text:style-name="P18">T-3.1</text:p>
              <text:list>
                <text:list-item>
                  <text:p text:style-name="P18">CODE</text:p>
                  <text:list>
                    <text:list-item>
                      <text:p text:style-name="P18">sig</text:p>
                      <text:list>
                        <text:list-item>
                          <text:p text:style-name="P18">get_ListOf_Articles</text:p>
                        </text:list-item>
                      </text:list>
                    </text:list-item>
                    <text:list-item>
                      <text:p text:style-name="P18">labels</text:p>
                      <text:list>
                        <text:list-item>
                          <text:p text:style-name="P18">//_20191220_134005:caller</text:p>
                        </text:list-item>
                        <text:list-item>
                          <text:p text:style-name="P18">//_20191220_134012:head</text:p>
                        </text:list-item>
                        <text:list-item>
                          <text:p text:style-name="P18">//_20191220_134016:wl</text:p>
                        </text:list-item>
                      </text:list>
                    </text:list-item>
                  </text:list>
                </text:list-item>
                <text:list-item>
                  <text:p text:style-name="P18">TEST ==&gt; OK</text:p>
                </text:list-item>
              </text:list>
            </text:list-item>
            <text:list-item>
              <text:p text:style-name="P11"><text:span text:style-name="T2">#_ </text:span><text:span text:style-name="T4">COMMIT ::]20191220_133914</text:span></text:p>
            </text:list-item>
            <text:list-item>
              <text:p text:style-name="P18">T-3.2</text:p>
              <text:list>
                <text:list-item>
                  <text:p text:style-name="P18">delete ==&gt; c/o-ed lines</text:p>
                </text:list-item>
              </text:list>
            </text:list-item>
          </text:list>
        </text:list-item>
        <text:list-item>
          <text:p text:style-name="P18">TASK-4 : categorize</text:p>
          <text:list>
            <text:list-item>
              <text:p text:style-name="P18">T-4.1</text:p>
              <text:list>
                <text:list-item>
                  <text:p text:style-name="P18">skeleton</text:p>
                </text:list-item>
                <text:list-item>
                  <text:p text:style-name="P18">TEST ==&gt; OK</text:p>
                </text:list-item>
              </text:list>
            </text:list-item>
          </text:list>
        </text:list-item>
        <text:list-item>
          <text:p text:style-name="P18">TASK-5 : render (view)</text:p>
          <text:list>
            <text:list-item>
              <text:p text:style-name="P18">T-5.1</text:p>
              <text:list>
                <text:list-item>
                  <text:p text:style-name="P18"><text:soft-page-break/>index.ctp ==&gt; table</text:p>
                  <text:list>
                    <text:list-item>
                      <text:p text:style-name="P18">php : for-loop</text:p>
                    </text:list-item>
                    <text:list-item>
                      <text:p text:style-name="P18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>[next]</text:p>
      <text:list xml:id="list4974775974731487790" text:style-name="L2">
        <text:list-item>
          <text:p text:style-name="P12">TASK : categorize</text:p>
          <text:list>
            <text:list-item>
              <text:p text:style-name="P12">==&gt; new FUNC : categorize_Articles(...)</text:p>
            </text:list-item>
            <text:list-item>
              <text:p text:style-name="P12">//_20191220_141744:next</text:p>
            </text:list-item>
          </text:list>
        </text:list-item>
      </text:list>
      <text:p text:style-name="P3">[further]</text:p>
      <text:list xml:id="list5050661407350581961" text:style-name="L3">
        <text:list-item>
          <text:p text:style-name="P13"/>
        </text:list-item>
      </text:list>
      <text:p text:style-name="P9"><text:line-break/><text:span text:style-name="T3">[/ XXX]</text:span></text:p>
      <text:p text:style-name="P9"/>
      <text:p text:style-name="P6">@@@</text:p>
      <text:p text:style-name="P3"><text:span text:style-name="T5">1</text:span>---------------------------------------------------------------------------</text:p>
      <text:p text:style-name="P7">res free# JVEMV6 37#12.2_2 / 44. currency / 12. programming / 2. news articles / XXXX</text:p>
      <text:p text:style-name="P7"/>
      <text:p text:style-name="P3">[do] <text:span text:style-name="T1">#_ </text:span></text:p>
      <text:list xml:id="list34709428" text:continue-list="list4661969485765824486" text:style-name="L1">
        <text:list-item>
          <text:p text:style-name="P11">REVIEW</text:p>
        </text:list-item>
        <text:list-item>
          <text:p text:style-name="P11">TASK-1</text:p>
        </text:list-item>
      </text:list>
      <text:p text:style-name="P3"/>
      <text:p text:style-name="P3">[next]</text:p>
      <text:list xml:id="list1721397053751253173" text:style-name="L4">
        <text:list-item>
          <text:p text:style-name="P14">TASK</text:p>
        </text:list-item>
      </text:list>
      <text:p text:style-name="P3">[further]</text:p>
      <text:list xml:id="list154069769228451398" text:style-name="L5">
        <text:list-item>
          <text:p text:style-name="P15"/>
        </text:list-item>
      </text:list>
      <text:p text:style-name="P9"><text:line-break/><text:span text:style-name="T3">[/ XXX]</text:span></text:p>
      <text:p text:style-name="P9"/>
      <text:p text:style-name="P9"><text:soft-page-break/></text:p>
      <text:p text:style-name="P4"/>
      <text:p text:style-name="P2">------------------------------------------------ [TEMPLATE] 20191220_142157</text:p>
      <text:p text:style-name="P3">---------------------------------------------------------------------------</text:p>
      <text:p text:style-name="P7">res free# JVEMV6 37#12.2_XX / 44. currency / 12. programming / 2. news articles / XXXX</text:p>
      <text:p text:style-name="P7"/>
      <text:p text:style-name="P3">[do] <text:span text:style-name="T1">#_ </text:span></text:p>
      <text:list xml:id="list34702126" text:continue-list="list34709428" text:style-name="L1">
        <text:list-item>
          <text:p text:style-name="P11">REVIEW</text:p>
        </text:list-item>
        <text:list-item>
          <text:p text:style-name="P11">TASK-1</text:p>
        </text:list-item>
      </text:list>
      <text:p text:style-name="P3"/>
      <text:p text:style-name="P3">[next]</text:p>
      <text:list xml:id="list7026642140124179457" text:style-name="L6">
        <text:list-item>
          <text:p text:style-name="P16">TASK</text:p>
        </text:list-item>
      </text:list>
      <text:p text:style-name="P3">[further]</text:p>
      <text:list xml:id="list4639460749309363959" text:style-name="L7">
        <text:list-item>
          <text:p text:style-name="P17"/>
        </text:list-item>
      </text:list>
      <text:p text:style-name="P9"><text:line-break/><text:span text:style-name="T3">[/ XXX]</text:span></text:p>
      <text:p text:style-name="P9"/>
      <text:p text:style-name="P9"/>
      <text:p text:style-name="P9"/>
      <text:p text:style-name="P2">/------------------------------------------------ [/TEMPLATE] 20191220_142157</text:p>
      <text:p text:style-name="P2"/>
      <text:p text:style-name="P5">------------------------------------------------------- [STEPS : closing] 20191220_142139</text:p>
      <text:list xml:id="list2370879010168103018" text:style-name="L8">
        <text:list-item>
          <text:p text:style-name="P10">git</text:p>
          <text:list>
            <text:list-item>
              <text:p text:style-name="P10">commit</text:p>
            </text:list-item>
            <text:list-item>
              <text:p text:style-name="P1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C:\WORKS_2\a &amp;&amp; r c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ext:soft-page-break/>
        <table:table-row>
          <table:table-cell table:style-name="表10.A2" office:value-type="string">
            <text:p text:style-name="P1">C:\WORKS_2\a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8">C:\WORKS_2\WS\WS_Others.JVEMV6\JVEMV6\37_miscs\12_programming\2_news-articles\end_apps.bat</text:p>
          </table:table-cell>
        </table:table-row>
        <table:table-row>
          <table:table-cell table:style-name="表10.A2" office:value-type="string">
            <text:p text:style-name="P8"/>
          </table:table-cell>
        </table:table-row>
      </table:table>
      <text:list xml:id="list34712212" text:continue-numbering="true" text:style-name="L8">
        <text:list-item>
          <text:p text:style-name="P10">move “<text:span text:style-name="T6">@@@</text:span>”</text:p>
        </text:list-item>
        <text:list-item>
          <text:p text:style-name="P19">DUP : template</text:p>
        </text:list-item>
      </text:list>
      <text:p text:style-name="P2"/>
      <text:p text:style-name="P2">/ <text:span text:style-name="T7">------------------------------------------------------- [STEPS : closing] 20191220_142139 /</text:span></text:p>
      <text:p text:style-name="P20"/>
      <text:p text:style-name="P2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19-12-20T14:49:02.60</dc:date>
    <dc:creator>iwabuchi ken</dc:creator>
    <meta:editing-duration>PT2H28S</meta:editing-duration>
    <meta:editing-cycles>11</meta:editing-cycles>
    <meta:generator>OpenOffice/4.1.3$Win32 OpenOffice.org_project/413m1$Build-9783</meta:generator>
    <meta:document-statistic meta:table-count="1" meta:image-count="0" meta:object-count="0" meta:page-count="5" meta:paragraph-count="93" meta:word-count="346" meta:character-count="2429"/>
  </office:meta>
</office:document-meta>
</file>